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8.5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>
      <style:table-cell-properties fo:background-color="#729fc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3" table:default-cell-style-name="ce5"/>
        <table:table-row table:style-name="ro1"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gekaufte Gegenstände Sudhaus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Menge</text:p>
          </table:table-cell>
          <table:table-cell table:style-name="ce3" office:value-type="string" calcext:value-type="string">
            <text:p>Gesamtpreis [€]</text:p>
          </table:table-cell>
        </table:table-row>
        <table:table-row table:style-name="ro1">
          <table:table-cell office:value-type="date" office:date-value="2022-01-06" calcext:value-type="date">
            <text:p>06.01.22</text:p>
          </table:table-cell>
          <table:table-cell office:value-type="string" calcext:value-type="string">
            <text:p>Ø 100mm Verbindungsstück mit Rückstauklappe Verbinder Lüftungsrohr Rundkanal Rohr Ø 100 mm Lüftungsanlage Kanal </text:p>
          </table:table-cell>
          <table:table-cell office:value-type="string" calcext:value-type="string">
            <text:p>https://www.amazon.de/Verbindungsst%C3%BCck-R%C3%BCckstauklappe-Verbinder-L%C3%BCftungsrohr-L%C3%BCftungsanlage/dp/B07KX8L2D8/ref=sr_1_4?__mk_de_DE=%C3%85M%C3%85%C5%BD%C3%95%C3%91&amp;crid=ED7EMCYFSFSG&amp;keywords=Verbinder+mit+R%C3%BCckstauklappe+R%C3%BCckschlagklappe+Verbindungsst%C3%BCck+L%C3%BCftungsrohr+Rundkanal+L%C3%BCftungsanlage+Rohrverbinder+%C3%98+100+mm+wei%C3%9F&amp;qid=1641487250&amp;s=diy&amp;sprefix=verbinder+mit+r%C3%BCckstauklappe+r%C3%BCckschlagklappe+verbindungsst%C3%BCck+l%C3%BCftungsrohr+rundkanal+l%C3%BCftungsanlage+rohrverbinder+%C3%B8+100+mm+wei%C3%9F%2Cdiy%2C81&amp;sr=1-4</text:p>
          </table:table-cell>
          <table:table-cell office:value-type="float" office:value="1" calcext:value-type="float">
            <text:p>1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date" office:date-value="2022-01-06" calcext:value-type="date">
            <text:p>06.01.22</text:p>
          </table:table-cell>
          <table:table-cell office:value-type="string" calcext:value-type="string">
            <text:p>Ø 100mm Wandventilator Lüfter Abluft Kabel Schalter Ventilator Küche WC Bad - Weiß</text:p>
          </table:table-cell>
          <table:table-cell office:value-type="string" calcext:value-type="string">
            <text:p>https://www.amazon.de/Wandventilator-L%C3%BCfter-Schalter-Ventilator-ee100wp/dp/B07KX66HK2/ref=sr_1_1?__mk_de_DE=%C3%85M%C3%85%C5%BD%C3%95%C3%91&amp;crid=BJ30DIYE32UE&amp;keywords=%C3%98%2B100mm%2BWandventilator%2BL%C3%BCfter%2BAbluft%2BKabel%2BSchalter%2BVentilator%2BK%C3%BCche%2BWC%2BBad%2B-%2BWei%C3%9F&amp;qid=1641487334&amp;s=diy&amp;sprefix=%C3%B8%2B100mm%2Bwandventilator%2Bl%C3%BCfter%2Babluft%2Bkabel%2Bschalter%2Bventilator%2Bk%C3%BCche%2Bwc%2Bbad%2B-%2Bwei%C3%9F%2B%2Cdiy%2C91&amp;sr=1-1&amp;th=1</text:p>
          </table:table-cell>
          <table:table-cell office:value-type="float" office:value="1" calcext:value-type="float">
            <text:p>1</text:p>
          </table:table-cell>
          <table:table-cell office:value-type="float" office:value="29.42" calcext:value-type="float">
            <text:p>29.42</text:p>
          </table:table-cell>
        </table:table-row>
        <table:table-row table:style-name="ro1">
          <table:table-cell office:value-type="date" office:date-value="2022-01-05" calcext:value-type="date">
            <text:p>05.01.22</text:p>
          </table:table-cell>
          <table:table-cell office:value-type="string" calcext:value-type="string">
            <text:p>12x Bodenschoner Satz für Festzeltgarnitur Bierzeltgarnitur Boden Schutz Bierbank Kunststoff Schoner Überzieher </text:p>
          </table:table-cell>
          <table:table-cell office:value-type="string" calcext:value-type="string">
            <text:p>https://www.amazon.de/Deuba-12tlg-Bodenschoner-Festzeltgarnitur-Bierzeltgarnitur/dp/B0085TAXTQ/ref=sr_1_1?__mk_de_DE=%C3%85M%C3%85%C5%BD%C3%95%C3%91&amp;crid=Y6239ZTAB1K&amp;keywords=Deuba+12x+Bodenschoner+Satz+f%C3%BCr+Festzeltgarnitur+Bierzeltgarnitur+Boden+Schutz+Bierbank+Kunststoff+Schoner+%C3%9Cberzieher&amp;qid=1641487449&amp;s=diy&amp;sprefix=deuba+12x+bodenschoner+satz+f%C3%BCr+festzeltgarnitur+bierzeltgarnitur+boden+schutz+bierbank+kunststoff+schoner+%C3%BCberzieher%2Cdiy%2C89&amp;sr=1-1</text:p>
          </table:table-cell>
          <table:table-cell office:value-type="float" office:value="1" calcext:value-type="float">
            <text:p>1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22-01-04" calcext:value-type="date">
            <text:p>04.01.22</text:p>
          </table:table-cell>
          <table:table-cell office:value-type="string" calcext:value-type="string">
            <text:p>Unger Profi Bodenreiniungs-Set (inkl. Doppelfahreimer 15 L, Mikrofaser-Wischbezug und Flachmopp-Klappenhalter) 79078 </text:p>
          </table:table-cell>
          <table:table-cell office:value-type="string" calcext:value-type="string">
            <text:p>https://www.amazon.de/Unger-Bodenreiniungs-Set-Mikrofaser-Wischbezug-Flachmopp-Klappenhalter-79078/dp/B087DJM7S9/ref=sr_1_2?keywords=Unger+Profi+Bodenreiniungs-Set+%28inkl.+Doppelfahreimer+15+L%2C+Mikrofaser-Wischbezug+und+Flachmopp-Klappenhalter%29+79078&amp;qid=1641487551&amp;sr=8-2</text:p>
          </table:table-cell>
          <table:table-cell office:value-type="float" office:value="1" calcext:value-type="float">
            <text:p>1</text:p>
          </table:table-cell>
          <table:table-cell office:value-type="float" office:value="64.95" calcext:value-type="float">
            <text:p>64.95</text:p>
          </table:table-cell>
        </table:table-row>
        <table:table-row table:style-name="ro1">
          <table:table-cell office:value-type="date" office:date-value="2022-01-04" calcext:value-type="date">
            <text:p>04.01.22</text:p>
          </table:table-cell>
          <table:table-cell office:value-type="string" calcext:value-type="string">
            <text:p>KESSER® Bierzeltgarnitur 3 teilig Gartenmöbel-Set | Klappbar 170 x 46 x 75cm | 2X Bierbänke 1x Biertisch | Festzeltgarnitur Biertisch Stehtisch Sitzgarnitur Holz </text:p>
          </table:table-cell>
          <table:table-cell office:value-type="string" calcext:value-type="string">
            <text:p>https://www.amazon.de/Bierzeltgarnitur-Gartenm%C3%B6bel-Set-Bierb%C3%A4nke-Festzeltgarnitur-Sitzgarnitur/dp/B087BFP8C2/ref=sr_1_3_sspa?__mk_de_DE=%C3%85M%C3%85%C5%BD%C3%95%C3%91&amp;crid=109O9406YPV9P&amp;keywords=KESSER%C2%AE+Bierzeltgarnitur+3+teilig+Gartenm%C3%B6bel-Set%7CKlappbar+170+x+46+x+75cm%7C2X+Bierb%C3%A4nke+1x+Biertisch%7CFestzeltgarnitur+Biertisch+Stehtisch+Sitzgarnitur+Holz&amp;qid=1641487644&amp;sprefix=kesser+bierzeltgarnitur+3+teilig+gartenm%C3%B6bel-set+klappbar+170+x+46+x+75cm+2x+bierb%C3%A4nke+1x+biertisch+festzeltgarnitur+biertisch+stehtisch+sitzgarnitur+holz%2Caps%2C87&amp;sr=8-3-spons&amp;psc=1&amp;spLa=ZW5jcnlwdGVkUXVhbGlmaWVyPUFONFEyRlBDRFZWSzEmZW5jcnlwdGVkSWQ9QTA4MDY2NTAyRDJBS0UzTUtSVzJOJmVuY3J5cHRlZEFkSWQ9QTA5NTk4MzYzM0o5VlhZRTNCSEtDJndpZGdldE5hbWU9c3BfYXRmJmFjdGlvbj1jbGlja1JlZGlyZWN0JmRvTm90TG9nQ2xpY2s9dHJ1ZQ==</text:p>
          </table:table-cell>
          <table:table-cell office:value-type="float" office:value="1" calcext:value-type="float">
            <text:p>1</text:p>
          </table:table-cell>
          <table:table-cell office:value-type="float" office:value="84.8" calcext:value-type="float">
            <text:p>84.8</text:p>
          </table:table-cell>
        </table:table-row>
        <table:table-row table:style-name="ro1">
          <table:table-cell office:value-type="date" office:date-value="2021-12-21" calcext:value-type="date">
            <text:p>21.12.21</text:p>
          </table:table-cell>
          <table:table-cell office:value-type="string" calcext:value-type="string">
            <text:p>FELGNER Kurz-Zylinder Euro Minus Schließzylinder Profilzylinder Türschloss für schmale Türen Metalltüren Glastüren Gartentüren - inkl. 3 Bart-Schlüssel | 25-35 mm (35-25 mm) </text:p>
          </table:table-cell>
          <table:table-cell office:value-type="string" calcext:value-type="string">
            <text:p>https://www.amazon.de/FELGNER-Kurz-Zylinder-Schlie%C3%9Fzylinder-Profilzylinder-Metallt%C3%BCren/dp/B08YF4QWZR/ref=sr_1_1?__mk_de_DE=%C3%85M%C3%85%C5%BD%C3%95%C3%91&amp;crid=1TKRDH3OHFX1E&amp;keywords=FELGNER+Kurz-Zylinder+Euro+Minus+Schlie%C3%9Fzylinder+Profilzylinder+T%C3%BCrschloss+f%C3%BCr+schmale+T%C3%BCren+Metallt%C3%BCren+Glast%C3%BCren+Gartent%C3%BCren+-+inkl.+3+Bart-Schl%C3%BCssel%7C25-35+mm+%2835-25+mm%29&amp;qid=1641487744&amp;sprefix=felgner+kurz-zylinder+euro+minus+schlie%C3%9Fzylinder+profilzylinder+t%C3%BCrschloss+f%C3%BCr+schmale+t%C3%BCren+metallt%C3%BCren+glast%C3%BCren+gartent%C3%BCren+-+inkl.+3+bart-schl%C3%BCssel+25-35+mm+35-25+mm+%2Caps%2C91&amp;sr=8-1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date" office:date-value="2022-01-01" calcext:value-type="date">
            <text:p>01.01.22</text:p>
          </table:table-cell>
          <table:table-cell office:value-type="string" calcext:value-type="string">
            <text:p>Kau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01-01" calcext:value-type="date">
            <text:p>01.01.22</text:p>
          </table:table-cell>
          <table:table-cell office:value-type="string" calcext:value-type="string">
            <text:p>Miete Januar 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.00.0000</text:date>, <text:time style:data-style-name="N2" text:time-value="17:54:59.92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06T17:38:59.731000000</meta:creation-date>
    <dc:date>2022-01-06T17:57:27.395000000</dc:date>
    <meta:editing-duration>PT16M26S</meta:editing-duration>
    <meta:editing-cycles>6</meta:editing-cycles>
    <meta:generator>LibreOffice/6.4.0.3$Windows_X86_64 LibreOffice_project/b0a288ab3d2d4774cb44b62f04d5d28733ac6df8</meta:generator>
    <meta:document-statistic meta:table-count="1" meta:cell-count="43" meta:object-count="0"/>
  </office:meta>
</office:document-meta>
</file>